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Heading_20_3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contextual-spacing="false" style:writing-mode="lr-tb"/>
    </style:style>
    <style:style style:name="P18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26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27" style:family="paragraph" style:parent-style-name="Text_20_body" style:list-style-name="L1">
      <style:paragraph-properties fo:margin-top="0in" fo:margin-bottom="0in" style:contextual-spacing="false"/>
    </style:style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>
      <style:text-properties fo:color="#000000" loext:opacity="100%" style:font-name="arial" officeooo:rsid="001ee25d" officeooo:paragraph-rsid="001ee25d"/>
    </style:style>
    <style:style style:name="P32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38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39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6">
      <style:paragraph-properties fo:margin-top="0in" fo:margin-bottom="0in" style:contextual-spacing="false"/>
    </style:style>
    <style:style style:name="P43" style:family="paragraph" style:parent-style-name="Text_20_body" style:list-style-name="L7"/>
    <style:style style:name="P44" style:family="paragraph" style:parent-style-name="Text_20_body" style:list-style-name="L7">
      <style:paragraph-properties fo:margin-top="0in" fo:margin-bottom="0in" style:contextual-spacing="false"/>
    </style:style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0">
      <style:paragraph-properties fo:margin-top="0in" fo:margin-bottom="0in" style:contextual-spacing="false"/>
    </style:style>
    <style:style style:name="P49" style:family="paragraph" style:parent-style-name="Text_20_body" style:list-style-name="L11"/>
    <style:style style:name="P50" style:family="paragraph" style:parent-style-name="Text_20_body" style:list-style-name="L11">
      <style:paragraph-properties fo:margin-top="0in" fo:margin-bottom="0in" style:contextual-spacing="false"/>
    </style:style>
    <style:style style:name="P51" style:family="paragraph" style:parent-style-name="Text_20_body" style:list-style-name="L12"/>
    <style:style style:name="P52" style:family="paragraph" style:parent-style-name="Text_20_body" style:list-style-name="L12">
      <style:paragraph-properties fo:margin-top="0in" fo:margin-bottom="0in" style:contextual-spacing="false"/>
    </style:style>
    <style:style style:name="P53" style:family="paragraph" style:parent-style-name="Text_20_body" style:list-style-name="L13"/>
    <style:style style:name="P54" style:family="paragraph" style:parent-style-name="Text_20_body" style:list-style-name="L14"/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font-size="10pt" fo:font-style="normal" fo:font-weight="normal" style:font-size-asian="10pt" style:font-style-asian="normal" style:font-weight-asian="normal"/>
    </style:style>
    <style:style style:name="T4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tyle="normal" style:font-style-asian="normal"/>
    </style:style>
    <style:style style:name="T8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9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1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2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3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4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15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style:style style:name="T16" style:family="text">
      <style:text-properties fo:color="#2aacb8" loext:opacity="100%" style:font-name="JetBrains Mono" fo:font-size="10pt" fo:font-style="normal" style:font-size-asian="10pt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5">Backend</text:span>:</text:h>
      <text:p text:style-name="P10">Start im Entwicklungsmodus: $ npx nodemon ./src/app.js</text:p>
      <text:p text:style-name="P2"><text:span text:style-name="T6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6">root@217.160.162.52</text:span></text:a><text:span text:style-name="T6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27">Klicke oben rechts auf dein Profilbild und wähle "Settings" aus.</text:p>
        </text:list-item>
      </text:list>
      <text:list xml:id="list121731131" text:style-name="L2">
        <text:list-item>
          <text:p text:style-name="P28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29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30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31"><text:span text:style-name="T3">const </text:span><text:bookmark-start text:name="__DdeLink__42_4121600268"/><text:span text:style-name="T3">isDesktop</text:span><text:bookmark-end text:name="__DdeLink__42_4121600268"/><text:span text:style-name="T3"> = smAndUp;</text:span><text:span text:style-name="T4">&lt;v-footer </text:span><text:span text:style-name="T3">v-if="isDesktop"</text:span></text:p>
      <text:p text:style-name="P31"><text:span text:style-name="T3"/></text:p>
      <text:p text:style-name="P37"><text:span text:style-name="T7">Vuex-Store</text:span></text:p>
      <text:p text:style-name="P32"><text:span text:style-name="T7">Daten im vuex-Store sind nur für die aktuelle Sitzung gespeichert, beim Neuladen der Seite, wird der Store gelöscht.</text:span></text:p>
      <text:p text:style-name="P32"><text:span text:style-name="T7">Mit vuex-persistedstate wird der vuex-Store bei Bedarf im localStore zwischengespeichert. Keine sensible Daten speichern!!!</text:span></text:p>
      <text:p text:style-name="P35"><text:span text:style-name="T7">Hiermit werden die States bis zur Beendigung der Sitzung, durch schließen des Browsers oder des Tabs, in SessionStorage gespeichert.</text:span></text:p>
      <text:p text:style-name="P19"><text:span text:style-name="T11">plugins</text:span><text:span text:style-name="T9">: [</text:span><text:line-break/><text:span text:style-name="T9"> <text:s text:c="3"/></text:span><text:span text:style-name="T12">createPersistedState</text:span><text:span text:style-name="T9">({</text:span><text:line-break/><text:span text:style-name="T9"> <text:s text:c="7"/></text:span><text:span text:style-name="T11">paths</text:span><text:span text:style-name="T9">: [</text:span><text:span text:style-name="T2">'cartItems'</text:span><text:span text:style-name="T9">,</text:span><text:span text:style-name="T2">'userData'</text:span><text:span text:style-name="T9">], </text:span><text:span text:style-name="T13">// persistieren der gewünschten Objekten</text:span><text:line-break/><text:span text:style-name="T13"> <text:s text:c="7"/></text:span><text:span text:style-name="T11">storage</text:span><text:span text:style-name="T9">: </text:span><text:span text:style-name="T14">window</text:span><text:span text:style-name="T9">.</text:span><text:span text:style-name="T11">sessionStorage</text:span><text:span text:style-name="T9">, </text:span><text:span text:style-name="T13">// Verwendung von sessionStorage statt localStorage</text:span><text:line-break/><text:span text:style-name="T13"> <text:s text:c="3"/></text:span><text:span text:style-name="T9">}),</text:span></text:p>
      <text:p text:style-name="P18"><text:span text:style-name="T7"/></text:p>
      <text:p text:style-name="P36"><text:span text:style-name="T7">Aufgrund der Umstellung persistent, kann es zu diesem Fehler kommen:</text:span></text:p>
      <text:p text:style-name="P36"><text:span text:style-name="T7">Uncaught TypeError: cyclic object value</text:span></text:p>
      <text:p text:style-name="P36"><text:soft-page-break/><text:span text:style-name="T7">In diesem Fall muss mit .value gearbeitet werden, wenn es ein ref Object ist!</text:span></text:p>
      <text:p text:style-name="P36"><text:span text:style-name="T7">Beispiel:</text:span></text:p>
      <text:p text:style-name="P21"><text:span text:style-name="T10">existingItem</text:span><text:span text:style-name="T9">.</text:span><text:span text:style-name="T10">externeID</text:span><text:span text:style-name="T9">.</text:span><text:span text:style-name="T12">push</text:span><text:span text:style-name="T9">(value.</text:span><text:span text:style-name="T10">externeID</text:span><text:span text:style-name="T9">.</text:span><text:span text:style-name="T11">value</text:span><text:span text:style-name="T9">);</text:span><text:line-break/></text:p>
      <text:p text:style-name="P20"><text:span text:style-name="T7"/></text:p>
      <text:p text:style-name="P20"><text:span text:style-name="T7"/></text:p>
      <text:p text:style-name="P25">Variable Anzahl an Textfeldern genieren, wie z.B. beim erfassen der externenID</text:p>
      <text:p text:style-name="P22"><text:span text:style-name="T7"/></text:p>
      <text:p text:style-name="P22"><text:span text:style-name="T7">Dazu muss das Array initalisert werden:</text:span></text:p>
      <text:p text:style-name="P23"><text:span text:style-name="T8">const </text:span><text:span text:style-name="T10">idArtikel </text:span><text:span text:style-name="T9">= computed(()=&gt; </text:span><text:span text:style-name="T14">store</text:span><text:span text:style-name="T9">.</text:span><text:span text:style-name="T11">getters</text:span><text:span text:style-name="T9">.</text:span><text:span text:style-name="T11">getShowDialogExterneInventarNummer</text:span><text:span text:style-name="T9">.</text:span><text:span text:style-name="T11">idArtikel</text:span><text:span text:style-name="T9">)</text:span><text:line-break/><text:span text:style-name="T8">const </text:span><text:span text:style-name="T10">textInventarNummern </text:span><text:span text:style-name="T9">= ref([]);</text:span></text:p>
      <text:p text:style-name="P23"><text:span text:style-name="T8"/></text:p>
      <text:p text:style-name="P23"><text:span text:style-name="T9">watch(</text:span><text:line-break/><text:span text:style-name="T9"> <text:s text:c="3"/>() =&gt; </text:span><text:span text:style-name="T10">showDialog</text:span><text:span text:style-name="T9">.</text:span><text:span text:style-name="T11">value</text:span><text:span text:style-name="T9">,</text:span><text:line-break/><text:span text:style-name="T9"> <text:s text:c="3"/>(newVal) =&gt; {</text:span><text:line-break/><text:span text:style-name="T9"> <text:s text:c="5"/></text:span><text:span text:style-name="T8">if </text:span><text:span text:style-name="T9">(newVal) {</text:span><text:line-break/><text:span text:style-name="T9"> <text:s text:c="7"/></text:span><text:span text:style-name="T13">// Dialog wird geöffnet</text:span><text:line-break/><text:span text:style-name="T13"> <text:s text:c="7"/></text:span><text:span text:style-name="T10">textInventarNummern</text:span><text:span text:style-name="T9">.</text:span><text:span text:style-name="T11">value </text:span><text:span text:style-name="T9">= [...</text:span><text:span text:style-name="T14">store</text:span><text:span text:style-name="T9">.</text:span><text:span text:style-name="T11">getters</text:span><text:span text:style-name="T9">.</text:span><text:span text:style-name="T11">getExterneNummernForArtikel</text:span><text:span text:style-name="T9">(</text:span><text:span text:style-name="T10">idArtikel</text:span><text:span text:style-name="T9">.</text:span><text:span text:style-name="T11">value</text:span><text:span text:style-name="T9">)];</text:span><text:line-break/><text:line-break/><text:span text:style-name="T9"> <text:s text:c="7"/></text:span><text:span text:style-name="T13">// Anpassung der Länge von textInventarNummern</text:span><text:line-break/><text:span text:style-name="T13"> <text:s text:c="7"/></text:span><text:span text:style-name="T8">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l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8">const </text:span><text:span text:style-name="T10">differenz </text:span><text:span text:style-name="T9">= </text:span><text:span text:style-name="T10">dialogFormFields</text:span><text:span text:style-name="T9">.</text:span><text:span text:style-name="T11">value </text:span><text:span text:style-name="T9">- </text:span><text:span text:style-name="T10">textInventarNummern</text:span><text:span text:style-name="T9">.</text:span><text:span text:style-name="T11">value</text:span><text:span text:style-name="T9">.</text:span><text:span text:style-name="T11">length</text:span><text:span text:style-name="T9">;</text:span><text:line-break/><text:span text:style-name="T9"> <text:s text:c="9"/></text:span><text:span text:style-name="T10">textInventarNummern</text:span><text:span text:style-name="T9">.</text:span><text:span text:style-name="T11">value</text:span><text:span text:style-name="T9">.</text:span><text:span text:style-name="T12">push</text:span><text:span text:style-name="T9">(...</text:span><text:span text:style-name="T14">Array</text:span><text:span text:style-name="T9">(</text:span><text:span text:style-name="T10">differenz</text:span><text:span text:style-name="T9">).</text:span><text:span text:style-name="T12">fill</text:span><text:span text:style-name="T9">(</text:span><text:span text:style-name="T2">''</text:span><text:span text:style-name="T9">));</text:span><text:line-break/><text:span text:style-name="T9"> <text:s text:c="7"/>} </text:span><text:span text:style-name="T8">else 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g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10">textInventarNummern</text:span><text:span text:style-name="T9">.</text:span><text:span text:style-name="T11">value </text:span><text:span text:style-name="T9">= </text:span><text:span text:style-name="T10">textInventarNummern</text:span><text:span text:style-name="T9">.</text:span><text:span text:style-name="T11">value</text:span><text:span text:style-name="T9">.</text:span><text:span text:style-name="T12">slice</text:span><text:span text:style-name="T9">(</text:span><text:span text:style-name="T16">0</text:span><text:span text:style-name="T9">, </text:span><text:span text:style-name="T10">dialogFormFields</text:span><text:span text:style-name="T9">.</text:span><text:span text:style-name="T11">value</text:span><text:span text:style-name="T9">);</text:span><text:line-break/><text:span text:style-name="T9"> <text:s text:c="7"/>}</text:span><text:line-break/><text:span text:style-name="T9"> <text:s text:c="5"/>}</text:span><text:line-break/><text:span text:style-name="T9"> <text:s text:c="3"/>},</text:span><text:line-break/><text:span text:style-name="T9"> <text:s text:c="3"/>{ </text:span><text:span text:style-name="T11">immediate</text:span><text:span text:style-name="T9">: </text:span><text:span text:style-name="T8">true </text:span><text:span text:style-name="T9">}</text:span><text:line-break/><text:span text:style-name="T9">);</text:span></text:p>
      <text:p text:style-name="P22"><text:span text:style-name="T7"/></text:p>
      <text:p text:style-name="P22"><text:span text:style-name="T7"/></text:p>
      <text:h text:style-name="P15" text:outline-level="3"><text:span text:style-name="Strong_20_Emphasis"><text:span text:style-name="T7">Kontext des Codes</text:span></text:span></text:h>
      <text:p text:style-name="Text_20_body">Der Code, den Sie nicht verstehen, ist dafür verantwortlich, die Länge des Arrays <text:span text:style-name="Source_20_Text">textInventarNummern</text:span> an die Anzahl der Dialog-Formularfelder (<text:span text:style-name="Source_20_Text">dialogFormFields.value</text:span>) anzupassen. Dies ist wichtig, damit jedes Eingabefeld im Dialog korrekt mit einem Element im Array <text:span text:style-name="Source_20_Text">textInventarNummern</text:span> verknüpft ist.</text:p>
      <text:p text:style-name="Horizontal_20_Line"/>
      <text:h text:style-name="Heading_20_3" text:outline-level="3"><text:span text:style-name="Strong_20_Emphasis">Codeanalyse Schritt für Schritt</text:span></text:h>
      <text:p text:style-name="Text_20_body">Der Code lautet:</text:p>
      <text:p text:style-name="Preformatted_20_Text">javascript</text:p>
      <text:p text:style-name="Preformatted_20_Text">Copy code</text:p>
      <text:p text:style-name="P16"><text:span text:style-name="Source_20_Text">// Anpassung der Länge von textInventarNummern</text:span></text:p>
      <text:p text:style-name="P16"><text:span text:style-name="Source_20_Text">if (textInventarNummern.value.length &lt; dialogFormFields.value) {</text:span></text:p>
      <text:p text:style-name="P16"><text:span text:style-name="Source_20_Text"><text:s text:c="2"/>const differenz = dialogFormFields.value - textInventarNummern.value.length;</text:span></text:p>
      <text:p text:style-name="P16"><text:span text:style-name="Source_20_Text"><text:s text:c="2"/>textInventarNummern.value.push(...Array(differenz).fill(''));</text:span></text:p>
      <text:p text:style-name="P16"><text:span text:style-name="Source_20_Text">} else if (textInventarNummern.value.length &gt; dialogFormFields.value) {</text:span></text:p>
      <text:p text:style-name="P16"><text:soft-page-break/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h text:style-name="Heading_20_4" text:outline-level="4"><text:span text:style-name="Strong_20_Emphasis">1. Überprüfung, ob </text:span><text:span text:style-name="Strong_20_Emphasis"><text:span text:style-name="Source_20_Text">textInventarNummern</text:span></text:span><text:span text:style-name="Strong_20_Emphasis"> kürz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if (textInventarNummern.value.length &lt; dialogFormFields.value) {</text:span></text:p>
      <text:p text:style-name="P16"><text:span text:style-name="Source_20_Text"><text:s text:c="2"/>// ...</text:span></text:p>
      <text:p text:style-name="P17"><text:span text:style-name="Source_20_Text">}</text:span></text:p>
      <text:list xml:id="list4126925939" text:style-name="L5">
        <text:list-item>
          <text:p text:style-name="P40"><text:span text:style-name="Strong_20_Emphasis">Zweck:</text:span> Prüfen, ob das Array <text:span text:style-name="Source_20_Text">textInventarNummern</text:span> weniger Elemente enthält, als die Anzahl der Dialogfelder (<text:span text:style-name="Source_20_Text">dialogFormFields.value</text:span>).</text:p>
        </text:list-item>
      </text:list>
      <text:h text:style-name="Heading_20_4" text:outline-level="4"><text:span text:style-name="Strong_20_Emphasis">1.1 Wenn ja, fehlende Elemente hinzufügen</text:span></text:h>
      <text:p text:style-name="Preformatted_20_Text">javascript</text:p>
      <text:p text:style-name="Preformatted_20_Text">Copy code</text:p>
      <text:p text:style-name="P16"><text:span text:style-name="Source_20_Text">const differenz = dialogFormFields.value - textInventarNummern.value.length;</text:span></text:p>
      <text:p text:style-name="P17"><text:span text:style-name="Source_20_Text">textInventarNummern.value.push(...Array(differenz).fill(''));</text:span></text:p>
      <text:list xml:id="list1871753951" text:style-name="L6">
        <text:list-item>
          <text:p text:style-name="P41"><text:span text:style-name="Strong_20_Emphasis">Berechnung der Differenz:</text:span></text:p>
          <text:list>
            <text:list-item>
              <text:p text:style-name="P41"><text:span text:style-name="Source_20_Text">differenz</text:span> ist die Anzahl der fehlenden Elemente, die hinzugefügt werden müssen, um die Länge von <text:span text:style-name="Source_20_Text">textInventarNummern</text:span> an <text:span text:style-name="Source_20_Text">dialogFormFields.value</text:span> anzupassen.</text:p>
            </text:list-item>
            <text:list-item>
              <text:p text:style-name="P41"><text:span text:style-name="Strong_20_Emphasis">Beispiel:</text:span></text:p>
              <text:list>
                <text:list-item>
                  <text:p text:style-name="P41">Angenommen, <text:span text:style-name="Source_20_Text">dialogFormFields.value</text:span> ist 5 und <text:span text:style-name="Source_20_Text">textInventarNummern.value.length</text:span> ist 3.</text:p>
                </text:list-item>
                <text:list-item>
                  <text:p text:style-name="P41">Dann ist <text:span text:style-name="Source_20_Text">differenz = 5 - 3 = 2</text:span>.</text:p>
                </text:list-item>
              </text:list>
            </text:list-item>
          </text:list>
        </text:list-item>
        <text:list-item>
          <text:p text:style-name="P41"><text:span text:style-name="Strong_20_Emphasis">Hinzufügen der fehlenden Elemente:</text:span></text:p>
          <text:list>
            <text:list-item>
              <text:p text:style-name="P41"><text:span text:style-name="Source_20_Text">Array(differenz).fill('')</text:span> erzeugt ein Array mit <text:span text:style-name="Source_20_Text">differenz</text:span> Anzahl von leeren Strings.</text:p>
              <text:list>
                <text:list-item>
                  <text:p text:style-name="P42">Im Beispiel: <text:span text:style-name="Source_20_Text">Array(2).fill('')</text:span> ergibt <text:span text:style-name="Source_20_Text">['', '']</text:span>.</text:p>
                </text:list-item>
              </text:list>
            </text:list-item>
            <text:list-item>
              <text:p text:style-name="P41"><text:span text:style-name="Source_20_Text">textInventarNummern.value.push(...Array(differenz).fill(''))</text:span> fügt diese leeren Strings am Ende von <text:span text:style-name="Source_20_Text">textInventarNummern</text:span> hinzu.</text:p>
              <text:list>
                <text:list-item>
                  <text:p text:style-name="P42">Das <text:span text:style-name="Source_20_Text">...</text:span> ist der Spread-Operator, der die Elemente des Arrays einzeln einfügt.</text:p>
                </text:list-item>
              </text:list>
            </text:list-item>
            <text:list-item>
              <text:p text:style-name="P41"><text:span text:style-name="Strong_20_Emphasis">Ergebnis:</text:span></text:p>
              <text:list>
                <text:list-item>
                  <text:p text:style-name="P42">Nach dem Hinzufügen hat <text:span text:style-name="Source_20_Text">textInventarNummern.value</text:span> die gleiche Länge wie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41"><text:span text:style-name="Strong_20_Emphasis">Warum wird das gemacht?</text:span></text:p>
          <text:list>
            <text:list-item>
              <text:p text:style-name="P41">Damit jedes Eingabefeld ein entsprechendes Element im Array hat und es keine undefined-Werte gibt.</text:p>
            </text:list-item>
          </text:list>
        </text:list-item>
      </text:list>
      <text:h text:style-name="Heading_20_4" text:outline-level="4"><text:soft-page-break/><text:span text:style-name="Strong_20_Emphasis">2. Überprüfung, ob </text:span><text:span text:style-name="Strong_20_Emphasis"><text:span text:style-name="Source_20_Text">textInventarNummern</text:span></text:span><text:span text:style-name="Strong_20_Emphasis"> läng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else if (textInventarNummern.value.length &gt; dialogFormFields.value) {</text:span></text:p>
      <text:p text:style-name="P16"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list xml:id="list1537837821" text:style-name="L7">
        <text:list-item>
          <text:p text:style-name="P43"><text:span text:style-name="Strong_20_Emphasis">Zweck:</text:span> Prüfen, ob das Array <text:span text:style-name="Source_20_Text">textInventarNummern</text:span> mehr Elemente enthält, als die Anzahl der Dialogfelder.</text:p>
        </text:list-item>
        <text:list-item>
          <text:p text:style-name="P43"><text:span text:style-name="Strong_20_Emphasis">Wenn ja, überschüssige Elemente entfernen:</text:span></text:p>
          <text:list>
            <text:list-item>
              <text:p text:style-name="P43"><text:span text:style-name="Source_20_Text">textInventarNummern.value.slice(0, dialogFormFields.value)</text:span> erzeugt ein neues Array, das nur die ersten <text:span text:style-name="Source_20_Text">dialogFormFields.value</text:span> Elemente von <text:span text:style-name="Source_20_Text">textInventarNummern.value</text:span> enthält.</text:p>
            </text:list-item>
            <text:list-item>
              <text:p text:style-name="P43"><text:span text:style-name="Strong_20_Emphasis">Beispiel:</text:span></text:p>
              <text:list>
                <text:list-item>
                  <text:p text:style-name="P43">Angenommen, <text:span text:style-name="Source_20_Text">dialogFormFields.value</text:span> ist 3 und <text:span text:style-name="Source_20_Text">textInventarNummern.value.length</text:span> ist 5.</text:p>
                </text:list-item>
                <text:list-item>
                  <text:p text:style-name="P43"><text:span text:style-name="Source_20_Text">textInventarNummern.value.slice(0, 3)</text:span> ergibt ein Array mit den ersten 3 Elementen.</text:p>
                </text:list-item>
              </text:list>
            </text:list-item>
            <text:list-item>
              <text:p text:style-name="P43"><text:span text:style-name="Strong_20_Emphasis">Ergebnis:</text:span></text:p>
              <text:list>
                <text:list-item>
                  <text:p text:style-name="P44">Das Array <text:span text:style-name="Source_20_Text">textInventarNummern.value</text:span> hat nun die Länge von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43"><text:span text:style-name="Strong_20_Emphasis">Warum wird das gemacht?</text:span></text:p>
          <text:list>
            <text:list-item>
              <text:p text:style-name="P43">Um sicherzustellen, dass keine zusätzlichen Werte vorhanden sind, die nicht durch Eingabefelder im Dialog repräsentiert werden.</text:p>
            </text:list-item>
          </text:list>
        </text:list-item>
      </text:list>
      <text:h text:style-name="Heading_20_4" text:outline-level="4"><text:span text:style-name="Strong_20_Emphasis">3. Was passiert, wenn die Längen gleich sind?</text:span></text:h>
      <text:list xml:id="list1719874946" text:style-name="L8">
        <text:list-item>
          <text:p text:style-name="P45">Wenn <text:span text:style-name="Source_20_Text">textInventarNummern.value.length</text:span> bereits gleich <text:span text:style-name="Source_20_Text">dialogFormFields.value</text:span> ist, wird keine der beiden Bedingungen erfüllt, und das Array bleibt unverändert.</text:p>
        </text:list-item>
      </text:list>
      <text:p text:style-name="Horizontal_20_Line"/>
      <text:h text:style-name="Heading_20_3" text:outline-level="3"><text:span text:style-name="Strong_20_Emphasis">Warum ist diese Anpassung notwendig?</text:span></text:h>
      <text:list xml:id="list647389833" text:style-name="L9">
        <text:list-item>
          <text:p text:style-name="P46"><text:span text:style-name="Strong_20_Emphasis">Konsistenz zwischen Daten und Darstellung:</text:span></text:p>
          <text:list>
            <text:list-item>
              <text:p text:style-name="P46">Jedes Eingabefeld im Dialog ist mit einem Element im <text:span text:style-name="Source_20_Text">textInventarNummern</text:span>-Array verknüpft.</text:p>
            </text:list-item>
            <text:list-item>
              <text:p text:style-name="P46">Wenn die Anzahl der Eingabefelder sich ändert (z. B. weil der Benutzer die Menge anpasst), muss das Array entsprechend angepasst werden.</text:p>
            </text:list-item>
          </text:list>
        </text:list-item>
        <text:list-item>
          <text:p text:style-name="P46"><text:span text:style-name="Strong_20_Emphasis">Vermeidung von Fehlern:</text:span></text:p>
          <text:list>
            <text:list-item>
              <text:p text:style-name="P46"><text:soft-page-break/>Wenn das Array kürzer ist als die Anzahl der Felder, würden einige Felder keinen Wert im Array haben, was zu <text:span text:style-name="Source_20_Text">undefined</text:span> führen kann.</text:p>
            </text:list-item>
            <text:list-item>
              <text:p text:style-name="P46">Wenn das Array länger ist, würden zusätzliche Werte gespeichert, die nicht durch Eingaben repräsentiert werd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ispiel zur Veranschaulichung</text:span></text:h>
      <text:h text:style-name="Heading_20_4" text:outline-level="4"><text:span text:style-name="Strong_20_Emphasis">Szenario 1: Array ist zu kurz</text:span></text:h>
      <text:list xml:id="list3486961495" text:style-name="L10">
        <text:list-item>
          <text:p text:style-name="P47"><text:span text:style-name="Strong_20_Emphasis">Anfangszustand:</text:span></text:p>
          <text:list>
            <text:list-item>
              <text:p text:style-name="P47"><text:span text:style-name="Source_20_Text">dialogFormFields.value</text:span> = 4</text:p>
            </text:list-item>
            <text:list-item>
              <text:p text:style-name="P47"><text:span text:style-name="Source_20_Text">textInventarNummern.value</text:span> = ['ID1', 'ID2']</text:p>
            </text:list-item>
          </text:list>
        </text:list-item>
        <text:list-item>
          <text:p text:style-name="P47"><text:span text:style-name="Strong_20_Emphasis">Berechnung:</text:span></text:p>
          <text:list>
            <text:list-item>
              <text:p text:style-name="P47"><text:span text:style-name="Source_20_Text">textInventarNummern.value.length</text:span> = 2</text:p>
            </text:list-item>
            <text:list-item>
              <text:p text:style-name="P47"><text:span text:style-name="Source_20_Text">differenz</text:span> = 4 - 2 = 2</text:p>
            </text:list-item>
          </text:list>
        </text:list-item>
        <text:list-item>
          <text:p text:style-name="P47"><text:span text:style-name="Strong_20_Emphasis">Aktion:</text:span></text:p>
          <text:list>
            <text:list-item>
              <text:p text:style-name="P48">Füge 2 leere Strings hinzu: <text:span text:style-name="Source_20_Text">['', '']</text:span></text:p>
            </text:list-item>
          </text:list>
        </text:list-item>
        <text:list-item>
          <text:p text:style-name="P47"><text:span text:style-name="Strong_20_Emphasis">Ergebnis:</text:span></text:p>
          <text:list>
            <text:list-item>
              <text:p text:style-name="P47"><text:span text:style-name="Source_20_Text">textInventarNummern.value</text:span> = ['ID1', 'ID2', '', '']</text:p>
            </text:list-item>
          </text:list>
        </text:list-item>
      </text:list>
      <text:h text:style-name="Heading_20_4" text:outline-level="4"><text:span text:style-name="Strong_20_Emphasis">Szenario 2: Array ist zu lang</text:span></text:h>
      <text:list xml:id="list2034793806" text:style-name="L11">
        <text:list-item>
          <text:p text:style-name="P49"><text:span text:style-name="Strong_20_Emphasis">Anfangszustand:</text:span></text:p>
          <text:list>
            <text:list-item>
              <text:p text:style-name="P49"><text:span text:style-name="Source_20_Text">dialogFormFields.value</text:span> = 3</text:p>
            </text:list-item>
            <text:list-item>
              <text:p text:style-name="P49"><text:span text:style-name="Source_20_Text">textInventarNummern.value</text:span> = ['ID1', 'ID2', 'ID3', 'ID4']</text:p>
            </text:list-item>
          </text:list>
        </text:list-item>
        <text:list-item>
          <text:p text:style-name="P49"><text:span text:style-name="Strong_20_Emphasis">Berechnung:</text:span></text:p>
          <text:list>
            <text:list-item>
              <text:p text:style-name="P50"><text:span text:style-name="Source_20_Text">textInventarNummern.value.length</text:span> = 4</text:p>
            </text:list-item>
          </text:list>
        </text:list-item>
        <text:list-item>
          <text:p text:style-name="P49"><text:span text:style-name="Strong_20_Emphasis">Aktion:</text:span></text:p>
          <text:list>
            <text:list-item>
              <text:p text:style-name="P50">Schneide das Array auf die ersten 3 Elemente zu.</text:p>
            </text:list-item>
          </text:list>
        </text:list-item>
        <text:list-item>
          <text:p text:style-name="P49"><text:span text:style-name="Strong_20_Emphasis">Ergebnis:</text:span></text:p>
          <text:list>
            <text:list-item>
              <text:p text:style-name="P49"><text:span text:style-name="Source_20_Text">textInventarNummern.value</text:span> = ['ID1', 'ID2', 'ID3']</text:p>
            </text:list-item>
          </text:list>
        </text:list-item>
      </text:list>
      <text:h text:style-name="Heading_20_4" text:outline-level="4"><text:span text:style-name="Strong_20_Emphasis">Szenario 3: Array hat die richtige Länge</text:span></text:h>
      <text:list xml:id="list4098106425" text:style-name="L12">
        <text:list-item>
          <text:p text:style-name="P51"><text:span text:style-name="Strong_20_Emphasis">Anfangszustand:</text:span></text:p>
          <text:list>
            <text:list-item>
              <text:p text:style-name="P51"><text:span text:style-name="Source_20_Text">dialogFormFields.value</text:span> = 3</text:p>
            </text:list-item>
            <text:list-item>
              <text:p text:style-name="P51"><text:span text:style-name="Source_20_Text">textInventarNummern.value</text:span> = ['ID1', 'ID2', 'ID3']</text:p>
            </text:list-item>
          </text:list>
        </text:list-item>
        <text:list-item>
          <text:p text:style-name="P51"><text:span text:style-name="Strong_20_Emphasis">Aktion:</text:span></text:p>
          <text:list>
            <text:list-item>
              <text:p text:style-name="P52"><text:soft-page-break/>Keine Anpassung notwendig.</text:p>
            </text:list-item>
          </text:list>
        </text:list-item>
        <text:list-item>
          <text:p text:style-name="P51"><text:span text:style-name="Strong_20_Emphasis">Ergebnis:</text:span></text:p>
          <text:list>
            <text:list-item>
              <text:p text:style-name="P51"><text:span text:style-name="Source_20_Text">textInventarNummern.value</text:span> bleibt unverändert.</text:p>
            </text:list-item>
          </text:list>
        </text:list-item>
      </text:list>
      <text:p text:style-name="Horizontal_20_Line"/>
      <text:h text:style-name="Heading_20_3" text:outline-level="3"><text:span text:style-name="Strong_20_Emphasis">Zusammenfassung</text:span></text:h>
      <text:list xml:id="list3693815639" text:style-name="L13">
        <text:list-item>
          <text:p text:style-name="P53"><text:span text:style-name="Strong_20_Emphasis">Ziel des Codes:</text:span> Sicherstellen, dass die Länge des Arrays <text:span text:style-name="Source_20_Text">textInventarNummern.value</text:span> immer der Anzahl der Dialogfelder (<text:span text:style-name="Source_20_Text">dialogFormFields.value</text:span>) entspricht.</text:p>
        </text:list-item>
        <text:list-item>
          <text:p text:style-name="P53"><text:span text:style-name="Strong_20_Emphasis">Warum ist das wichtig?</text:span></text:p>
          <text:list>
            <text:list-item>
              <text:p text:style-name="P53">Damit jedes Eingabefeld im Dialog korrekt mit einem Element im Array verknüpft ist.</text:p>
            </text:list-item>
            <text:list-item>
              <text:p text:style-name="P53">Um Fehler und Inkonsistenzen zu vermeiden.</text:p>
            </text:list-item>
          </text:list>
        </text:list-item>
        <text:list-item>
          <text:p text:style-name="P53"><text:span text:style-name="Strong_20_Emphasis">Wie funktioniert der Code?</text:span></text:p>
          <text:list>
            <text:list-item>
              <text:p text:style-name="P53"><text:span text:style-name="Strong_20_Emphasis">Wenn das Array zu kurz ist:</text:span> Fehlende Elemente hinzufügen, indem leere Strings angehängt werden.</text:p>
            </text:list-item>
            <text:list-item>
              <text:p text:style-name="P53"><text:span text:style-name="Strong_20_Emphasis">Wenn das Array zu lang ist:</text:span> Überschüssige Elemente entfernen, indem das Array zugeschnitten wi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Weitere Hinweise</text:span></text:h>
      <text:list xml:id="list110233362" text:style-name="L14">
        <text:list-item>
          <text:p text:style-name="P54"><text:span text:style-name="Strong_20_Emphasis">Reaktivität:</text:span> Durch die Anpassung von <text:span text:style-name="Source_20_Text">textInventarNummern.value</text:span> wird sichergestellt, dass die gebundenen Eingabefelder korrekt reagieren und die Werte synchronisiert werden.</text:p>
        </text:list-item>
        <text:list-item>
          <text:p text:style-name="P54"><text:span text:style-name="Strong_20_Emphasis">Dynamische Änderungen:</text:span> Wenn sich <text:span text:style-name="Source_20_Text">dialogFormFields.value</text:span> ändert (z. B. weil der Benutzer die Menge anpasst), passt sich <text:span text:style-name="Source_20_Text">textInventarNummern.value</text:span> automatisch an.</text:p>
        </text:list-item>
        <text:list-item>
          <text:p text:style-name="P54"><text:span text:style-name="Strong_20_Emphasis">Vermeidung von </text:span><text:span text:style-name="Strong_20_Emphasis"><text:span text:style-name="Source_20_Text">undefined</text:span></text:span><text:span text:style-name="Strong_20_Emphasis"> oder </text:span><text:span text:style-name="Strong_20_Emphasis"><text:span text:style-name="Source_20_Text">null</text:span></text:span><text:span text:style-name="Strong_20_Emphasis"> Werten:</text:span> Durch das Füllen mit leeren Strings wird verhindert, dass im Array <text:span text:style-name="Source_20_Text">undefined</text:span>-Werte entstehen, die zu Fehlern führen könnten.</text:p>
        </text:list-item>
      </text:list>
      <text:p text:style-name="P24"><text:span text:style-name="T7"/></text:p>
      <text:p text:style-name="P20"><text:span text:style-name="T7"/></text:p>
      <text:p text:style-name="P38">Backend</text:p>
      <text:p text:style-name="P39"><text:span text:style-name="T7">Daten empfangen aus dem Frontend:</text:span></text:p>
      <text:p text:style-name="P33">const {cartItems, IDMitglied, IDBenutzer} = req.body;</text:p>
      <text:p text:style-name="P33">Für mehrere Elemente oder</text:p>
      <text:p text:style-name="P33">const cartItems = req.body;</text:p>
      <text:p text:style-name="P33"><text:soft-page-break/>Für ein Element oder</text:p>
      <text:p text:style-name="P33">const refreshToken = req.body?.refreshToken;</text:p>
      <text:p text:style-name="P34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21T14:35:51.409072587</dc:date>
    <meta:editing-duration>P19DT1H8M54S</meta:editing-duration>
    <meta:editing-cycles>17</meta:editing-cycles>
    <meta:document-statistic meta:table-count="0" meta:image-count="0" meta:object-count="0" meta:page-count="12" meta:paragraph-count="269" meta:word-count="1506" meta:character-count="13751" meta:non-whitespace-character-count="12010"/>
  </office:meta>
</office:document-meta>
</file>